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paragraph-properties fo:break-before="page"/>
      <style:text-properties style:font-name="arial" fo:font-size="11pt" style:font-size-asian="11pt" style:font-size-complex="11pt"/>
    </style:style>
    <style:style style:name="P7" style:family="paragraph" style:parent-style-name="Standard">
      <style:text-properties style:font-name="arial" fo:font-size="11pt" officeooo:rsid="00227f84" officeooo:paragraph-rsid="00227f84" style:font-size-asian="11pt" style:font-size-complex="11pt"/>
    </style:style>
    <style:style style:name="P8" style:family="paragraph" style:parent-style-name="Standard">
      <style:text-properties fo:color="#3465a4" loext:opacity="100%" style:font-name="arial" fo:font-size="11pt" officeooo:rsid="00046b91" officeooo:paragraph-rsid="00046b91" style:font-size-asian="11pt" style:font-size-complex="11pt"/>
    </style:style>
    <style:style style:name="P9" style:family="paragraph" style:parent-style-name="Standard">
      <style:text-properties fo:color="#3465a4" loext:opacity="100%" style:font-name="arial" fo:font-size="11pt" officeooo:rsid="0006b687" officeooo:paragraph-rsid="0006b687" style:font-size-asian="11pt" style:font-size-complex="11pt"/>
    </style:style>
    <style:style style:name="P10" style:family="paragraph" style:parent-style-name="Standard">
      <style:text-properties fo:color="#3465a4" loext:opacity="100%" style:font-name="arial" fo:font-size="11pt" officeooo:rsid="0006cf86" officeooo:paragraph-rsid="0006cf86" style:font-size-asian="11pt" style:font-size-complex="11pt"/>
    </style:style>
    <style:style style:name="P11" style:family="paragraph" style:parent-style-name="Standard">
      <style:text-properties fo:color="#3465a4" loext:opacity="100%" style:font-name="arial" fo:font-size="11pt" officeooo:rsid="00082a85" officeooo:paragraph-rsid="00082a85" style:font-size-asian="11pt" style:font-size-complex="11pt"/>
    </style:style>
    <style:style style:name="P12" style:family="paragraph" style:parent-style-name="Standard">
      <style:text-properties fo:color="#3465a4" loext:opacity="100%" style:font-name="arial" fo:font-size="11pt" officeooo:rsid="000a8218" officeooo:paragraph-rsid="000a8218" style:font-size-asian="11pt" style:font-size-complex="11pt"/>
    </style:style>
    <style:style style:name="P13" style:family="paragraph" style:parent-style-name="Standard">
      <style:text-properties fo:color="#3465a4" loext:opacity="100%" style:font-name="arial" fo:font-size="11pt" officeooo:rsid="00096288" officeooo:paragraph-rsid="00096288" style:font-size-asian="11pt" style:font-size-complex="11pt"/>
    </style:style>
    <style:style style:name="P14" style:family="paragraph" style:parent-style-name="Standard">
      <style:text-properties fo:color="#3465a4" loext:opacity="100%" style:font-name="arial" fo:font-size="11pt" officeooo:rsid="0014b8ee" officeooo:paragraph-rsid="0014b8ee" style:font-size-asian="11pt" style:font-size-complex="11pt"/>
    </style:style>
    <style:style style:name="P15" style:family="paragraph" style:parent-style-name="Standard">
      <style:text-properties fo:color="#3465a4" loext:opacity="100%" style:font-name="arial" fo:font-size="11pt" officeooo:rsid="00161bd0" officeooo:paragraph-rsid="00161bd0" style:font-size-asian="11pt" style:font-size-complex="11pt"/>
    </style:style>
    <style:style style:name="P16" style:family="paragraph" style:parent-style-name="Standard">
      <style:text-properties fo:color="#3465a4" loext:opacity="100%" style:font-name="arial" fo:font-size="11pt" style:font-size-asian="11pt" style:font-size-complex="11pt"/>
    </style:style>
    <style:style style:name="P17" style:family="paragraph" style:parent-style-name="Standard">
      <style:text-properties fo:color="#3465a4" loext:opacity="100%" style:font-name="arial" fo:font-size="11pt" officeooo:rsid="0018db22" officeooo:paragraph-rsid="0018db22" style:font-size-asian="11pt" style:font-size-complex="11pt"/>
    </style:style>
    <style:style style:name="P18" style:family="paragraph" style:parent-style-name="Standard">
      <style:text-properties fo:color="#3465a4" loext:opacity="100%" style:font-name="arial" fo:font-size="11pt" officeooo:rsid="0019df92" officeooo:paragraph-rsid="0019df92" style:font-size-asian="11pt" style:font-size-complex="11pt"/>
    </style:style>
    <style:style style:name="P19" style:family="paragraph" style:parent-style-name="Standard">
      <style:text-properties fo:color="#3465a4" loext:opacity="100%" style:font-name="arial" fo:font-size="11pt" officeooo:rsid="0019df92" officeooo:paragraph-rsid="001e2499" style:font-size-asian="11pt" style:font-size-complex="11pt"/>
    </style:style>
    <style:style style:name="P20" style:family="paragraph" style:parent-style-name="Standard">
      <style:text-properties fo:color="#3465a4" loext:opacity="100%" style:font-name="arial" fo:font-size="11pt" officeooo:rsid="001e2499" officeooo:paragraph-rsid="001e2499" style:font-size-asian="11pt" style:font-size-complex="11pt"/>
    </style:style>
    <style:style style:name="P21" style:family="paragraph" style:parent-style-name="Standard">
      <style:text-properties fo:color="#3465a4" loext:opacity="100%" style:font-name="arial" fo:font-size="11pt" officeooo:rsid="00227f84" officeooo:paragraph-rsid="00227f84" style:font-size-asian="11pt" style:font-size-complex="11pt"/>
    </style:style>
    <style:style style:name="P22"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23"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24" style:family="paragraph" style:parent-style-name="Standard">
      <style:text-properties fo:color="#3465a4" loext:opacity="100%" style:font-name="arial" fo:font-size="11pt" fo:font-weight="normal" officeooo:rsid="002ed0d0" officeooo:paragraph-rsid="002ed0d0" style:font-size-asian="9.60000038146973pt" style:font-weight-asian="normal" style:font-size-complex="11pt" style:font-weight-complex="normal"/>
    </style:style>
    <style:style style:name="P25" style:family="paragraph" style:parent-style-name="Standard">
      <style:text-properties fo:color="#3465a4" loext:opacity="100%" style:font-name="arial" fo:font-size="11pt" fo:font-weight="normal" officeooo:rsid="002ed0d0" officeooo:paragraph-rsid="0032adea" style:font-size-asian="9.60000038146973pt" style:font-weight-asian="normal" style:font-size-complex="11pt" style:font-weight-complex="normal"/>
    </style:style>
    <style:style style:name="P26" style:family="paragraph" style:parent-style-name="Standard">
      <style:text-properties fo:color="#3465a4" loext:opacity="100%" style:font-name="arial" fo:font-size="11pt" fo:font-weight="normal" officeooo:rsid="0030a976" officeooo:paragraph-rsid="0030a976" style:font-size-asian="9.60000038146973pt" style:font-weight-asian="normal" style:font-size-complex="11pt" style:font-weight-complex="normal"/>
    </style:style>
    <style:style style:name="P27" style:family="paragraph" style:parent-style-name="Standard">
      <style:text-properties fo:color="#3465a4" loext:opacity="100%" style:font-name="arial" fo:font-size="11pt" fo:font-weight="normal" officeooo:rsid="0030edd7" officeooo:paragraph-rsid="0030edd7" style:font-size-asian="9.60000038146973pt" style:font-weight-asian="normal" style:font-size-complex="11pt" style:font-weight-complex="normal"/>
    </style:style>
    <style:style style:name="P28" style:family="paragraph" style:parent-style-name="Standard">
      <style:text-properties fo:color="#3465a4" loext:opacity="100%" style:font-name="arial" fo:font-size="11pt" fo:font-weight="normal" officeooo:rsid="003275b9" officeooo:paragraph-rsid="003275b9" style:font-size-asian="9.60000038146973pt" style:font-weight-asian="normal" style:font-size-complex="11pt" style:font-weight-complex="normal"/>
    </style:style>
    <style:style style:name="P29" style:family="paragraph" style:parent-style-name="Standard">
      <style:text-properties fo:color="#3465a4" loext:opacity="100%" style:font-name="arial" fo:font-size="11pt" fo:font-weight="normal" officeooo:rsid="003275b9" officeooo:paragraph-rsid="0032adea" style:font-size-asian="9.60000038146973pt" style:font-weight-asian="normal" style:font-size-complex="11pt" style:font-weight-complex="normal"/>
    </style:style>
    <style:style style:name="P30" style:family="paragraph" style:parent-style-name="Standard">
      <style:text-properties fo:color="#3465a4" loext:opacity="100%" style:font-name="arial" fo:font-size="11pt" fo:font-weight="normal" officeooo:rsid="00347342" officeooo:paragraph-rsid="00347342" style:font-size-asian="9.60000038146973pt" style:font-weight-asian="normal" style:font-size-complex="11pt" style:font-weight-complex="normal"/>
    </style:style>
    <style:style style:name="P31" style:family="paragraph" style:parent-style-name="Standard">
      <style:text-properties fo:color="#3465a4" loext:opacity="100%" style:font-name="arial" fo:font-size="11pt" fo:font-weight="normal" officeooo:rsid="00347342" officeooo:paragraph-rsid="0035427f" style:font-size-asian="9.60000038146973pt" style:font-weight-asian="normal" style:font-size-complex="11pt" style:font-weight-complex="normal"/>
    </style:style>
    <style:style style:name="P32"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33" style:family="paragraph" style:parent-style-name="Standard">
      <style:text-properties fo:color="#000000" loext:opacity="100%" style:font-name="arial" fo:font-size="11pt" officeooo:rsid="000a8218" officeooo:paragraph-rsid="000a8218" style:font-size-asian="11pt" style:font-size-complex="11pt"/>
    </style:style>
    <style:style style:name="P34"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35"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36"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37" style:family="paragraph" style:parent-style-name="Standard">
      <style:text-properties fo:color="#000000" loext:opacity="100%" style:font-name="arial" fo:font-size="11pt" fo:font-weight="normal" officeooo:rsid="0030a976" officeooo:paragraph-rsid="0030a976" style:font-size-asian="9.60000038146973pt" style:font-weight-asian="normal" style:font-size-complex="11pt" style:font-weight-complex="normal"/>
    </style:style>
    <style:style style:name="P38" style:family="paragraph" style:parent-style-name="Standard">
      <style:text-properties fo:color="#c9211e" loext:opacity="100%" style:font-name="arial" fo:font-size="11pt" officeooo:rsid="001fc2e3" officeooo:paragraph-rsid="001fc2e3" style:font-size-asian="11pt" style:font-size-complex="11pt"/>
    </style:style>
    <style:style style:name="P39" style:family="paragraph" style:parent-style-name="Standard">
      <style:text-properties fo:color="#c9211e" loext:opacity="100%" style:font-name="arial" fo:font-size="11pt" officeooo:rsid="00204532" officeooo:paragraph-rsid="00204532" style:font-size-asian="11pt" style:font-size-complex="11pt"/>
    </style:style>
    <style:style style:name="P40" style:family="paragraph" style:parent-style-name="Standard" style:list-style-name="L1">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1"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2" style:family="paragraph" style:parent-style-name="Standard">
      <style:text-properties style:font-name="arial" fo:font-size="11pt" style:font-size-asian="11pt" style:font-size-complex="11pt"/>
    </style:style>
    <style:style style:name="P43" style:family="paragraph" style:parent-style-name="Standard">
      <style:paragraph-properties fo:break-before="page"/>
      <style:text-properties style:font-name="arial" fo:font-size="11pt" style:font-size-asian="11pt" style:font-size-complex="11pt"/>
    </style:style>
    <style:style style:name="P44"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45" style:family="paragraph" style:parent-style-name="Standard">
      <style:text-properties fo:color="#069a2e" loext:opacity="100%" style:font-name="arial" fo:font-size="11pt" officeooo:rsid="0038b0fa" officeooo:paragraph-rsid="0038b0fa" style:font-size-asian="11pt" style:font-size-complex="11pt"/>
    </style:style>
    <style:style style:name="P46" style:family="paragraph" style:parent-style-name="Standard">
      <style:text-properties fo:color="#069a2e" loext:opacity="100%" style:font-name="arial" fo:font-size="11pt" officeooo:rsid="003be7c9" officeooo:paragraph-rsid="003be7c9" style:font-size-asian="11pt" style:font-size-complex="11pt"/>
    </style:style>
    <style:style style:name="P47" style:family="paragraph" style:parent-style-name="Standard">
      <style:text-properties fo:color="#069a2e" loext:opacity="100%" style:font-name="arial" fo:font-size="11pt" officeooo:rsid="00204532" officeooo:paragraph-rsid="00204532" style:font-size-asian="11pt" style:font-size-complex="11pt"/>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style:style style:name="T7" style:family="text">
      <style:text-properties officeooo:rsid="0018db22"/>
    </style:style>
    <style:style style:name="T8" style:family="text">
      <style:text-properties officeooo:rsid="001e2499"/>
    </style:style>
    <style:style style:name="T9" style:family="text">
      <style:text-properties officeooo:rsid="00293727"/>
    </style:style>
    <style:style style:name="T10" style:family="text">
      <style:text-properties officeooo:rsid="002a72ac"/>
    </style:style>
    <style:style style:name="T11" style:family="text">
      <style:text-properties officeooo:rsid="002ed0d0"/>
    </style:style>
    <style:style style:name="T12" style:family="text">
      <style:text-properties officeooo:rsid="0030edd7"/>
    </style:style>
    <style:style style:name="T13" style:family="text">
      <style:text-properties officeooo:rsid="0032adea"/>
    </style:style>
    <style:style style:name="T14" style:family="text">
      <style:text-properties officeooo:rsid="0035427f"/>
    </style:style>
    <style:style style:name="T15" style:family="text">
      <style:text-properties officeooo:rsid="00372f83"/>
    </style:style>
    <style:style style:name="T16" style:family="text">
      <style:text-properties fo:font-weight="bold" style:font-weight-asian="bold" style:font-weight-complex="bold"/>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officeooo:rsid="003be7c9"/>
    </style:style>
    <style:style style:name="T21" style:family="text">
      <style:text-properties officeooo:rsid="003ebeaa"/>
    </style:style>
    <style:style style:name="T22" style:family="text">
      <style:text-properties fo:color="#069a2e" loext:opacity="100%"/>
    </style:style>
    <style:style style:name="T23" style:family="text">
      <style:text-properties fo:color="#069a2e" loext:opacity="100%" officeooo:rsid="003ebeaa"/>
    </style:style>
    <style:style style:name="T24" style:family="text">
      <style:text-properties officeooo:rsid="003fa042"/>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8">#!/bin/bash</text:p>
      <text:p text:style-name="P8">c<text:span text:style-name="T2">lear</text:span></text:p>
      <text:p text:style-name="P8">echo $LOGNAME</text:p>
      <text:p text:style-name="P8">pwd</text:p>
      <text:p text:style-name="P4"/>
      <text:p text:style-name="P3">2. Borrará la pantalla, mostrará el contenido del directorio "/" en formato largo y, a continuación, nuestro directorio personal en formato largo con los archivos ocultos.</text:p>
      <text:p text:style-name="P3"/>
      <text:p text:style-name="P9">#!/bin/bash</text:p>
      <text:p text:style-name="P9">clear</text:p>
      <text:p text:style-name="P9">ls -l /</text:p>
      <text:p text:style-name="P9">ls -la /home/ciclost</text:p>
      <text:p text:style-name="P3"/>
      <text:p text:style-name="P3">3. Se pedirá al usuario a través de la línea de comandos que escriba un mes y un año para, a continuación, mostrar el calendario de ese mes y ese año.</text:p>
      <text:p text:style-name="P3"/>
      <text:p text:style-name="P10">#!/bin/bash</text:p>
      <text:p text:style-name="P11">echo -<text:span text:style-name="T11">n </text:span>“Di el número de un mes del año: ”</text:p>
      <text:p text:style-name="P11">read <text:span text:style-name="T3">mes</text:span></text:p>
      <text:p text:style-name="P11">echo -<text:span text:style-name="T11">n </text:span>“Escribe un año: “</text:p>
      <text:p text:style-name="P11">read <text:span text:style-name="T3">anyo</text:span></text:p>
      <text:p text:style-name="P11">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13">#!/bin/bash</text:p>
      <text:p text:style-name="P13">echo -<text:span text:style-name="T6">n </text:span>“Escribe el nombre de un fichero: ”</text:p>
      <text:p text:style-name="P13">read fichero</text:p>
      <text:p text:style-name="P14">if [ -f $fichero ]; then</text:p>
      <text:p text:style-name="P14"><text:s text:c="3"/>echo “el fichero $fichero existe.”</text:p>
      <text:p text:style-name="P14"><text:s text:c="3"/>ls -lh $fichero | cut -d ” “ -f 1,3,5</text:p>
      <text:p text:style-name="P14">else</text:p>
      <text:p text:style-name="P14"><text:s text:c="3"/>“el fichero $fichero no existe.”</text:p>
      <text:p text:style-name="P14">fi</text:p>
      <text:p text:style-name="P3"/>
      <text:p text:style-name="P3"/>
      <text:p text:style-name="P6">5. Se le pasará un nombre de fichero como parámetro a nuestro script y, después, si existe y se puede escribir en él, se editará con nano.</text:p>
      <text:p text:style-name="P3"/>
      <text:p text:style-name="P21">#!/bin/bash</text:p>
      <text:p text:style-name="P21">if [ $# -ne 1 ]; then</text:p>
      <text:p text:style-name="P21"><text:s text:c="4"/>echo "Error, has de introducir un solo parámetro."</text:p>
      <text:p text:style-name="P21">else</text:p>
      <text:p text:style-name="P21"><text:s text:c="4"/>if [ -f $1 ];then</text:p>
      <text:p text:style-name="P21"><text:s text:c="8"/>if [ -w $1 ]; then</text:p>
      <text:p text:style-name="P21"><text:s text:c="12"/>nano $1</text:p>
      <text:p text:style-name="P21"><text:s text:c="8"/>else</text:p>
      <text:p text:style-name="P21"><text:s text:c="12"/>echo "Error, el fichero $1 no tiene permisos de escritura."</text:p>
      <text:p text:style-name="P21"><text:s text:c="8"/>fi</text:p>
      <text:p text:style-name="P21"><text:s text:c="4"/>else</text:p>
      <text:p text:style-name="P21"><text:s text:c="8"/>echo "<text:span text:style-name="T9">Error, e</text:span>l fichero $1 no existe."</text:p>
      <text:p text:style-name="P21"><text:s text:c="4"/>fi</text:p>
      <text:p text:style-name="P21">fi</text:p>
      <text:p text:style-name="P7"/>
      <text:p text:style-name="P3">6. Se pedirá al usuario que escriba el nombre de un fichero. Si el fichero tiene activo los permisos de lectura, mostrará su contenido de forma paginada por pantalla.</text:p>
      <text:p text:style-name="P3"/>
      <text:p text:style-name="P15">#!/bin/bash</text:p>
      <text:p text:style-name="P15">echo -n "Escribe el nombre de un fichero: "</text:p>
      <text:p text:style-name="P15">read fichero</text:p>
      <text:p text:style-name="P15">if [ -r $fichero ]; then</text:p>
      <text:p text:style-name="P15"><text:s text:c="3"/>more $fichero</text:p>
      <text:p text:style-name="P15">else</text:p>
      <text:p text:style-name="P15"><text:s text:c="3"/>echo "<text:span text:style-name="T10">Error, e</text:span>l fichero no existe."</text:p>
      <text:p text:style-name="P15">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16"/>
      <text:p text:style-name="P17">#!/bin/bash</text:p>
      <text:p text:style-name="P17">echo -n “Escribe el nombre de un fichero. “</text:p>
      <text:p text:style-name="P17">read fich</text:p>
      <text:p text:style-name="P20">fich2=$fich</text:p>
      <text:p text:style-name="P18">if [ -f $fich ]; then</text:p>
      <text:p text:style-name="P18"><text:s text:c="3"/>echo -n “Introduce un nuevo nombre para el fichero: “</text:p>
      <text:p text:style-name="P18"><text:s text:c="3"/>read nomb</text:p>
      <text:p text:style-name="P18"><text:s text:c="3"/>if [ -<text:span text:style-name="T8">f</text:span> $nomb ]; then</text:p>
      <text:p text:style-name="P19"><text:s text:c="6"/>echo “El nombre elegido existe”</text:p>
      <text:p text:style-name="P19"><text:s text:c="3"/>else mv $fichero $nombre</text:p>
      <text:p text:style-name="P19"><text:s text:c="6"/><text:span text:style-name="T8">echo “El archivo $fich2 ahoa se llama $nomb”</text:span></text:p>
      <text:p text:style-name="P19"><text:s text:c="3"/><text:span text:style-name="T8">fi</text:span></text:p>
      <text:p text:style-name="P19"><text:span text:style-name="T8">e</text:span>lse <text:span text:style-name="T8">echo “Ese archivo no existe”</text:span></text:p>
      <text:p text:style-name="P20">fi</text:p>
      <text:p text:style-name="P16"/>
      <text:p text:style-name="P3"><text:span text:style-name="T18"/></text:p>
      <text:p text:style-name="P6"><text:span text:style-name="T18">8</text:span><text:span text:style-name="T17">.</text:span> Se pedirá al usuario el nombre de un usuario. A continuación, se comprobará si el usuario existe en el sistema, se mostrará información sobre su uid y los grupos a los que pertenece ese usuario.</text:p>
      <text:p text:style-name="P3"/>
      <text:p text:style-name="P45">#!/bin/bash</text:p>
      <text:p text:style-name="P45">echo -n “Di tu nombre de usuario: “</text:p>
      <text:p text:style-name="P45">read <text:span text:style-name="T20">usu</text:span></text:p>
      <text:p text:style-name="P46">grep “^$usu:” /etc/passwd &gt; /dev/null</text:p>
      <text:p text:style-name="P46">if [ $? -eq 0 ]; then</text:p>
      <text:p text:style-name="P46"><text:s text:c="3"/>id $usu</text:p>
      <text:p text:style-name="P46">else</text:p>
      <text:p text:style-name="P46"><text:s text:c="3"/>echo “El usuario no existe</text:p>
      <text:p text:style-name="P38"/>
      <text:p text:style-name="P3"><text:span text:style-name="T18">9.</text:span> Se pasarán como parámetros al programa una serie de directorios que se irán creando. Se comprobará, para cada uno de ellos, que no exista previamente y, si existe, mostrará un mensaje de error.</text:p>
      <text:p text:style-name="P3"/>
      <text:p text:style-name="P39">#!/bin/bash</text:p>
      <text:p text:style-name="P39">if [ $# -eq 0 ]; then</text:p>
      <text:p text:style-name="P39"><text:s text:c="4"/>echo "Error, debes introducir al menos un nombre de directorio."</text:p>
      <text:p text:style-name="P39">else</text:p>
      <text:p text:style-name="P47"><text:s text:c="4"/>while [ $# -ne 0 ]; do</text:p>
      <text:p text:style-name="P47"><text:s text:c="8"/>if [ -d $<text:span text:style-name="T21">1</text:span> ]; then</text:p>
      <text:p text:style-name="P47"><text:tab/><text:span text:style-name="T21">echo “error”</text:span></text:p>
      <text:p text:style-name="P47"><text:s text:c="11"/><text:span text:style-name="T21">else</text:span> mkdir $<text:span text:style-name="T21">1</text:span></text:p>
      <text:p text:style-name="P47"><text:tab/><text:span text:style-name="T21">echo “el directorio” </text:span></text:p>
      <text:p text:style-name="P47"><text:s text:c="8"/>fi</text:p>
      <text:p text:style-name="P47"><text:s text:c="4"/><text:span text:style-name="T24">shi</text:span></text:p>
      <text:p text:style-name="P47"><text:s text:c="4"/>done</text:p>
      <text:p text:style-name="P47"><text:s text:c="4"/>echo $#</text:p>
      <text:p text:style-name="P39">fi</text:p>
      <text:p text:style-name="P3"/>
      <text:p text:style-name="P3"><text:span text:style-name="T16">10.</text:span>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3">11. Se mostrarán de forma paginada las variables del sistema. Después, mediante variables se mostrará nuestro subdirectorio personal, el shell que usamos y nuestro nombre de usuario.</text:p>
      <text:p text:style-name="P3"/>
      <text:p text:style-name="P12">#!/bin/bash</text:p>
      <text:p text:style-name="P12">env | more</text:p>
      <text:p text:style-name="P12">echo -e “$HOME \t $SHELL \t $USER</text:p>
      <text:p text:style-name="P12"/>
      <text:p text:style-name="P12"/>
      <text:p text:style-name="P33"/>
      <text:p text:style-name="P32">Ejercicio 33 – Programación shell II</text:p>
      <text:p text:style-name="P34"/>
      <text:p text:style-name="P34"/>
      <text:p text:style-name="P32"><text:span text:style-name="T4">Realiza scripts de shell con las tareas que se indican a continuación y nombre ejer</text:span><text:span text:style-name="T5">X</text:span><text:span text:style-name="T4">.sh.</text:span></text:p>
      <text:p text:style-name="P34"/>
      <text:p text:style-name="P36">1. Crea un script que muestre por pantalla el resultado de de las siguentes operaciones.</text:p>
      <text:p text:style-name="P36">Debes tener en cuenta que a, b y c son variables enteras que tienen asignados los valores:</text:p>
      <text:p text:style-name="P36">a = 5, b = 7, c = - 3.</text:p>
      <text:list xml:id="list346216767" text:style-name="L1">
        <text:list-item>
          <text:p text:style-name="P40">a+b+c</text:p>
        </text:list-item>
        <text:list-item>
          <text:p text:style-name="P40">2 * b + 3 * (a-c)</text:p>
        </text:list-item>
        <text:list-item>
          <text:p text:style-name="P40"><text:soft-page-break/>a/b</text:p>
        </text:list-item>
        <text:list-item>
          <text:p text:style-name="P40">a%b</text:p>
        </text:list-item>
        <text:list-item>
          <text:p text:style-name="P40">a/c</text:p>
        </text:list-item>
        <text:list-item>
          <text:p text:style-name="P40">a%c</text:p>
        </text:list-item>
        <text:list-item>
          <text:p text:style-name="P40">a*b/c</text:p>
        </text:list-item>
        <text:list-item>
          <text:p text:style-name="P40">a * (b / c)</text:p>
        </text:list-item>
        <text:list-item>
          <text:p text:style-name="P40">(a * c) % b</text:p>
        </text:list-item>
        <text:list-item>
          <text:p text:style-name="P40">a * (c % b)</text:p>
        </text:list-item>
      </text:list>
      <text:p text:style-name="P22"/>
      <text:p text:style-name="P22">#!/bin/bash</text:p>
      <text:p text:style-name="P22">varA=5 ; varB=7 ; varC=-3</text:p>
      <text:p text:style-name="P22">echo <text:s/>"A = $varA <text:s/>B = $varB <text:s/>C = $varC"</text:p>
      <text:p text:style-name="P22">let oper1=varA+varB+varC</text:p>
      <text:p text:style-name="P22">echo "A+B+C = $oper1"</text:p>
      <text:p text:style-name="P22">echo</text:p>
      <text:p text:style-name="P22">let oper2=2*varB+3*varA-varC</text:p>
      <text:p text:style-name="P22">echo "2*B + 3*(A-C) = $oper2"</text:p>
      <text:p text:style-name="P22">echo</text:p>
      <text:p text:style-name="P22">let oper3=varA/varB</text:p>
      <text:p text:style-name="P22">echo "A/B = $oper3"</text:p>
      <text:p text:style-name="P22">echo</text:p>
      <text:p text:style-name="P22">let oper4=varA%varB</text:p>
      <text:p text:style-name="P22">echo $oper4</text:p>
      <text:p text:style-name="P22">echo</text:p>
      <text:p text:style-name="P22">let oper5=varA/varC</text:p>
      <text:p text:style-name="P22">echo $oper5</text:p>
      <text:p text:style-name="P22">echo</text:p>
      <text:p text:style-name="P22">let oper6=varA%varC</text:p>
      <text:p text:style-name="P22">echo $oper6</text:p>
      <text:p text:style-name="P22">echo</text:p>
      <text:p text:style-name="P22">let oper7=varA*varB/varC</text:p>
      <text:p text:style-name="P22">echo $oper7</text:p>
      <text:p text:style-name="P22">echo</text:p>
      <text:p text:style-name="P22">let oper8=varA*varB%varC</text:p>
      <text:p text:style-name="P22">echo $oper8</text:p>
      <text:p text:style-name="P22">echo</text:p>
      <text:p text:style-name="P22">let oper9=varA*varC%varB</text:p>
      <text:p text:style-name="P22">echo $oper9</text:p>
      <text:p text:style-name="P22">let oper10=varA*varC%varB</text:p>
      <text:p text:style-name="P22">echo $oper10</text:p>
      <text:p text:style-name="P34"/>
      <text:p text:style-name="P34">2. Modifica el script anterior para que pida al usuario el valor de las variables a, b y c y después calcule las operaciones y el valor de las variables introducidas.</text:p>
      <text:p text:style-name="P34"/>
      <text:p text:style-name="P23">#!/bin/bash</text:p>
      <text:p text:style-name="P23">echo -<text:span text:style-name="T7">n</text:span> "Escribe un numero entero: "</text:p>
      <text:p text:style-name="P23">read varA</text:p>
      <text:p text:style-name="P23">echo -<text:span text:style-name="T7">n</text:span> "Escribe un numero entero: "</text:p>
      <text:p text:style-name="P23">read varB</text:p>
      <text:p text:style-name="P23">echo -<text:span text:style-name="T7">n</text:span> "Escribe un numero entero: "</text:p>
      <text:p text:style-name="P23">read varC</text:p>
      <text:p text:style-name="P23">echo</text:p>
      <text:p text:style-name="P23">let oper1=($varA+$varB)+$varC</text:p>
      <text:p text:style-name="P23">echo $oper1</text:p>
      <text:p text:style-name="P23">echo</text:p>
      <text:p text:style-name="P23">#let oper2=(2*$varB)+(3*($varA-$varC))</text:p>
      <text:p text:style-name="P23">#echo $oper2</text:p>
      <text:p text:style-name="P23"><text:soft-page-break/>echo</text:p>
      <text:p text:style-name="P23">let oper3=($varA/$varB)</text:p>
      <text:p text:style-name="P23">echo $oper3</text:p>
      <text:p text:style-name="P23">echo</text:p>
      <text:p text:style-name="P23">let oper4=(varA%varB)</text:p>
      <text:p text:style-name="P23">echo $oper4</text:p>
      <text:p text:style-name="P23">echo</text:p>
      <text:p text:style-name="P23">let oper5=($varA/$varC)</text:p>
      <text:p text:style-name="P23">echo $oper5</text:p>
      <text:p text:style-name="P23">echo</text:p>
      <text:p text:style-name="P23">let oper6=($varA%$varB)</text:p>
      <text:p text:style-name="P23">echo $oper6</text:p>
      <text:p text:style-name="P23">echo</text:p>
      <text:p text:style-name="P23">#let oper7=$varA*($varB/$varC)</text:p>
      <text:p text:style-name="P23">#echo $oper7</text:p>
      <text:p text:style-name="P23">echo</text:p>
      <text:p text:style-name="P23">let oper8=($varA*varC)%varB</text:p>
      <text:p text:style-name="P23">echo $oper8</text:p>
      <text:p text:style-name="P23">echo</text:p>
      <text:p text:style-name="P23">#let oper9=$varA*(varC%varB)</text:p>
      <text:p text:style-name="P23">#echo $oper9</text:p>
      <text:p text:style-name="P34"/>
      <text:p text:style-name="P34">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34"/>
      <text:p text:style-name="P34">4. Crea un script que pida dos números al usuario y muestre el mayor de ellos por pantalla o, si son iguales, un mensaje que lo indique.</text:p>
      <text:p text:style-name="P37"/>
      <text:p text:style-name="P26">#!/bin/bash</text:p>
      <text:p text:style-name="P26">echo -n “Introduce un número: “</text:p>
      <text:p text:style-name="P26">read num1</text:p>
      <text:p text:style-name="P26">echo “Introduce otro número: “</text:p>
      <text:p text:style-name="P26">read num2</text:p>
      <text:p text:style-name="P26">if [ $num1 -gt $num2 ]; then</text:p>
      <text:p text:style-name="P26"><text:s text:c="3"/>echo “<text:span text:style-name="T12">$num1 es el mayor.”</text:span></text:p>
      <text:p text:style-name="P27">elif [ $num2 -gt $num1 ]; then</text:p>
      <text:p text:style-name="P27"><text:s text:c="3"/>echo “$num2 es mayor.”</text:p>
      <text:p text:style-name="P27">else</text:p>
      <text:p text:style-name="P27"><text:s text:c="3"/>echo “Ambos número son iguales.”</text:p>
      <text:p text:style-name="P27">fi</text:p>
      <text:p text:style-name="P34"/>
      <text:p text:style-name="P34">5. Crea un script que pida un número e indique si se trata de un número par o impar.</text:p>
      <text:p text:style-name="P34"/>
      <text:p text:style-name="P24">#!/bin/bash</text:p>
      <text:p text:style-name="P24">echo -n “Introdice un número: “</text:p>
      <text:p text:style-name="P24">read num<text:span text:style-name="T13">1</text:span></text:p>
      <text:p text:style-name="P24">let res=$num<text:span text:style-name="T13">1</text:span>%2</text:p>
      <text:p text:style-name="P25">if [ $num<text:span text:style-name="T13">1</text:span> -le 0 ]; then</text:p>
      <text:p text:style-name="P25"><text:s text:c="3"/>echo "Error, has de introducir un valor mayor de 0."</text:p>
      <text:p text:style-name="P25">elif [ $res -eq 0 ]; then</text:p>
      <text:p text:style-name="P24"><text:s text:c="3"/>echo “$num<text:span text:style-name="T13">1</text:span> es par”</text:p>
      <text:p text:style-name="P24">else</text:p>
      <text:p text:style-name="P24"><text:s text:c="3"/>echo “$num<text:span text:style-name="T13">1</text:span> es impar”</text:p>
      <text:p text:style-name="P24">fi</text:p>
      <text:p text:style-name="P34"/>
      <text:p text:style-name="P34"><text:soft-page-break/><text:span text:style-name="T18">6.</text:span> Crea un script que pida al usuario tres valores enteros y muestre por pantalla el valor máximo y el valor mínimo de ellos o si existen valores iguales entre ellos.</text:p>
      <text:p text:style-name="P34"/>
      <text:p text:style-name="P34"/>
      <text:p text:style-name="P35">7. Crea un script que pida un número entero y determine si es múltiplo de 2 y de 5.</text:p>
      <text:p text:style-name="P34"/>
      <text:p text:style-name="P28">#!/bin/bash</text:p>
      <text:p text:style-name="P28">echo -n “introduce un número entero: “</text:p>
      <text:p text:style-name="P28">read num1</text:p>
      <text:p text:style-name="P28">let divi2=$num1%2</text:p>
      <text:p text:style-name="P28">let divi5=$num1%5</text:p>
      <text:p text:style-name="P29">if [ $num1 -le 0 ]; then</text:p>
      <text:p text:style-name="P29"><text:s text:c="3"/>echo "Error, has de introducir un valor mayor de 0."</text:p>
      <text:p text:style-name="P29">elif [ $divi2 -eq 0 ] &amp;&amp; [ $divi5 -eq 0 ]; then</text:p>
      <text:p text:style-name="P28"><text:s text:c="3"/>echo “$num1 es múltiplo de 2 y 5.”</text:p>
      <text:p text:style-name="P28">else</text:p>
      <text:p text:style-name="P28"><text:s text:c="3"/>echo “$num1 no es múltiplo de 2 y 5.”</text:p>
      <text:p text:style-name="P28">fi</text:p>
      <text:p text:style-name="P34"/>
      <text:p text:style-name="P34">8. Crea un script que pida una nota e imprima por pantalla la calificación en formato “Apto” o “No</text:p>
      <text:p text:style-name="P34">Apto” según si la nota es mayor, menor o igual que 5.</text:p>
      <text:p text:style-name="P34"/>
      <text:p text:style-name="P30">echo -n "<text:span text:style-name="T15">I</text:span>ndica tu nota: "</text:p>
      <text:p text:style-name="P30">read nota1</text:p>
      <text:p text:style-name="P30">if [ $nota1 -lt 0 ] || [ $nota1 -gt 10 ]; then</text:p>
      <text:p text:style-name="P30"><text:s text:c="3"/>echo "Error, la nota debe de ser un número entre 0 y 10."</text:p>
      <text:p text:style-name="P30">else</text:p>
      <text:p text:style-name="P30"><text:s text:c="3"/>if [ $nota1 -lt 5 ]; then</text:p>
      <text:p text:style-name="P30"><text:s text:c="6"/>echo "No apto"</text:p>
      <text:p text:style-name="P30"><text:s text:c="3"/>else echo "Apto"</text:p>
      <text:p text:style-name="P30"><text:s text:c="3"/>fi</text:p>
      <text:p text:style-name="P30">fi</text:p>
      <text:p text:style-name="P34"/>
      <text:p text:style-name="P34">9. Modifica el script anterior para que pida la nota de un examen (número entero entre 0 y 10) e</text:p>
      <text:p text:style-name="P34">imprima por pantalla la calificación en formato “Muy deficiente”, si la nota es inferior a 3, “Suspenso”, si la nota es menor que 5 y mayor que 3, “Aprobado” si está entre 5 inclusive y 7 sin</text:p>
      <text:p text:style-name="P36">incluir, “Notable” si está entre 7 inclusive y 9 sin incluir, “Sobresaliente” si está entre 9 inclusive</text:p>
      <text:p text:style-name="P36"><text:s/>y 10 sin incluir y “Matrícula de honor” si la nota es igual a 10.</text:p>
      <text:p text:style-name="P34"/>
      <text:p text:style-name="P31">echo -n "<text:span text:style-name="T15">I</text:span>ndica tu nota: "</text:p>
      <text:p text:style-name="P31">read nota1</text:p>
      <text:p text:style-name="P31">if [ $nota1 -lt 0 ] || [ $nota1 -gt 10 ]; then</text:p>
      <text:p text:style-name="P31"><text:s text:c="3"/>echo "Error, la nota debe de ser un número entre 0 y 10."</text:p>
      <text:p text:style-name="P31">else</text:p>
      <text:p text:style-name="P31"><text:s text:c="3"/>if [ $nota1 -lt <text:span text:style-name="T14">3</text:span> ]; then</text:p>
      <text:p text:style-name="P31"><text:s text:c="6"/>echo "<text:span text:style-name="T14">Muy deficiente.</text:span>"</text:p>
      <text:p text:style-name="P31"><text:s text:c="3"/><text:span text:style-name="T14">elif [ $nota1 -ge 3 ] &amp;&amp; [ $nota1 -lt 5 ]; then</text:span></text:p>
      <text:p text:style-name="P31"><text:s text:c="6"/><text:span text:style-name="T14">echo “Suspenso”</text:span></text:p>
      <text:p text:style-name="P31"><text:s text:c="3"/><text:span text:style-name="T14">elif [ $nota1 -ge 5 ] &amp;&amp; [ $nota1 -lt 7 ]; then</text:span></text:p>
      <text:p text:style-name="P31"><text:s text:c="6"/><text:span text:style-name="T14">echo “Aprobado.”</text:span></text:p>
      <text:p text:style-name="P31"><text:s text:c="3"/><text:span text:style-name="T14">elif [ $nota1 -ge 7 ] &amp;&amp; [ $nota1 -lt 9 ]; then</text:span></text:p>
      <text:p text:style-name="P31"><text:s text:c="6"/><text:span text:style-name="T14">echo “Notable.”</text:span></text:p>
      <text:p text:style-name="P31"><text:s text:c="3"/><text:span text:style-name="T14">elif [ $nota1 -</text:span><text:span text:style-name="T15">ge 9 ] &amp;&amp; [ $nota1 -lt 10 ] ; then</text:span></text:p>
      <text:p text:style-name="P31"><text:s text:c="6"/><text:span text:style-name="T15">echo “Sobresaliente.”</text:span></text:p>
      <text:p text:style-name="P31"><text:s text:c="3"/>else echo "<text:span text:style-name="T15">Matricula de honor.</text:span>"</text:p>
      <text:p text:style-name="P31"><text:s text:c="3"/>fi</text:p>
      <text:p text:style-name="P31">fi</text:p>
      <text:p text:style-name="P34"/>
      <text:p text:style-name="P34"/>
      <text:p text:style-name="P34"/>
      <text:p text:style-name="P34"/>
      <text:p text:style-name="P34"><text:soft-page-break/><text:span text:style-name="T18">10.</text:span> Crea un script para calcular el importe de una lista de productos. El usuario indicará al script el</text:p>
      <text:p text:style-name="P34">precio por unidad del artículo y el número de unidades (preguntará una vez por cada variable) y el</text:p>
      <text:p text:style-name="P34">programa sacará por pantalla el precio total. También preguntará si se desea salir después de cada artículo.</text:p>
      <text:p text:style-name="P34"/>
      <text:p text:style-name="P34"><text:span text:style-name="T18">11.</text:span>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34"/>
      <text:p text:style-name="P34"><text:span text:style-name="T19">12.</text:span> Crea un script que pida un número al usuario y saque por pantalla su tabla de multiplicar.</text:p>
      <text:p text:style-name="P34"/>
      <text:p text:style-name="P34">13. Crea un script para jugar a adivinar un número entre 1 y 10 (este número será generado al azar, para ello debes utilizar la función $RANDOM). El programa irá preguntando números al usuario hasta que acierte.</text:p>
      <text:p text:style-name="P34"/>
      <text:p text:style-name="P34">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34"/>
      <text:p text:style-name="P34">15. Crea un script que se le pase un nombre de archivo como parámetro y muestre por pantalla qué tipo de archivo es. Además, si es un directorio mostrará su contenido y si es un fichero lo mostrará por pantalla.</text:p>
      <text:p text:style-name="P34"/>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6-03T19:02:30.023763580</dc:date>
    <meta:editing-duration>PT3H10M45S</meta:editing-duration>
    <meta:editing-cycles>29</meta:editing-cycles>
    <meta:generator>LibreOffice/7.3.7.2$Linux_X86_64 LibreOffice_project/30$Build-2</meta:generator>
    <meta:document-statistic meta:table-count="0" meta:image-count="0" meta:object-count="0" meta:page-count="8" meta:paragraph-count="261" meta:word-count="1864" meta:character-count="10035" meta:non-whitespace-character-count="8166"/>
  </office:meta>
</office:document-meta>
</file>